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48D0000008D1DD89292B50459B7.png" manifest:media-type="image/png"/>
  <manifest:file-entry manifest:full-path="Pictures/100000000000022B000000B60C2F24B92B2B8AE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1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2" style:family="paragraph" style:parent-style-name="Text_20_body">
      <style:text-properties officeooo:paragraph-rsid="00d1eb34"/>
    </style:style>
    <style:style style:name="P13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14" style:family="paragraph" style:parent-style-name="Text_20_body">
      <style:text-properties style:font-name="Liberation Sans1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style:font-name="Liberation Sans1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officeooo:paragraph-rsid="00de8d7c"/>
    </style:style>
    <style:style style:name="P19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20" style:family="paragraph" style:parent-style-name="Text_20_body">
      <style:text-properties officeooo:paragraph-rsid="00e014cc"/>
    </style:style>
    <style:style style:name="P21" style:family="paragraph" style:parent-style-name="Text_20_body">
      <style:paragraph-properties fo:text-align="justify" style:justify-single-word="false"/>
      <style:text-properties officeooo:paragraph-rsid="00de8d7c"/>
    </style:style>
    <style:style style:name="P22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23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25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26" style:family="paragraph" style:parent-style-name="Text_20_body">
      <style:paragraph-properties fo:text-align="start" style:justify-single-word="false"/>
      <style:text-properties officeooo:paragraph-rsid="00e65720"/>
    </style:style>
    <style:style style:name="P27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e928b3"/>
    </style:style>
    <style:style style:name="P28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f026ba" officeooo:paragraph-rsid="00f6689b" style:font-weight-asian="normal" style:font-weight-complex="normal"/>
    </style:style>
    <style:style style:name="P32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77448" officeooo:paragraph-rsid="00f6689b" style:font-weight-asian="bold" style:font-weight-complex="bold"/>
    </style:style>
    <style:style style:name="P34" style:family="paragraph" style:parent-style-name="Table_20_Contents">
      <style:text-properties fo:font-weight="bold" officeooo:rsid="00577448" officeooo:paragraph-rsid="00f6689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577448" officeooo:paragraph-rsid="00f6689b"/>
    </style:style>
    <style:style style:name="P36" style:family="paragraph" style:parent-style-name="Table_20_Contents">
      <style:paragraph-properties fo:text-align="start" style:justify-single-word="false"/>
      <style:text-properties officeooo:rsid="00577448" officeooo:paragraph-rsid="00f6689b"/>
    </style:style>
    <style:style style:name="P37" style:family="paragraph" style:parent-style-name="Table_20_Contents">
      <style:text-properties officeooo:rsid="00577448" officeooo:paragraph-rsid="00f6689b"/>
    </style:style>
    <style:style style:name="P38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39" style:family="paragraph" style:parent-style-name="Text_20_body">
      <style:paragraph-properties fo:text-align="justify" style:justify-single-word="false"/>
      <style:text-properties officeooo:rsid="00f6689b" officeooo:paragraph-rsid="00f6689b"/>
    </style:style>
    <style:style style:name="P40" style:family="paragraph" style:parent-style-name="Heading_20_1">
      <style:text-properties style:font-name="Liberation Sans" fo:font-weight="bold" officeooo:rsid="00cc3452" officeooo:paragraph-rsid="00cc3452" style:font-name-asian="Microsoft YaHei" style:font-weight-asian="bold" style:font-name-complex="Mangal1" style:font-weight-complex="bold"/>
    </style:style>
    <style:style style:name="P41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weight="normal" officeooo:rsid="00f142ba" officeooo:paragraph-rsid="00f026ba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f6689b" officeooo:paragraph-rsid="00f6689b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officeooo:rsid="00f72ded" officeooo:paragraph-rsid="00f72ded"/>
    </style:style>
    <style:style style:name="P4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f56613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aefc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e06261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style:font-name-asian="Microsoft YaHei" style:font-name-complex="Mangal1"/>
    </style:style>
    <style:style style:name="T12" style:family="text">
      <style:text-properties style:font-name="Liberation Sans" officeooo:rsid="00cc3452" style:font-name-asian="Microsoft YaHei" style:font-name-complex="Mangal1"/>
    </style:style>
    <style:style style:name="T13" style:family="text">
      <style:text-properties style:font-name="Liberation Sans" officeooo:rsid="00cd718c" style:font-name-asian="Microsoft YaHei" style:font-name-complex="Mangal1"/>
    </style:style>
    <style:style style:name="T1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1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1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font-weight="normal" officeooo:rsid="00d74c61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1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1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1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1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1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ccf584" style:font-weight-asian="normal" style:font-weight-complex="normal"/>
    </style:style>
    <style:style style:name="T33" style:family="text">
      <style:text-properties fo:font-weight="normal" officeooo:rsid="00d0af76" style:font-weight-asian="normal" style:font-weight-complex="normal"/>
    </style:style>
    <style:style style:name="T34" style:family="text">
      <style:text-properties fo:font-weight="normal" officeooo:rsid="00e014cc" style:font-weight-asian="normal" style:font-weight-complex="normal"/>
    </style:style>
    <style:style style:name="T35" style:family="text">
      <style:text-properties fo:font-weight="normal" officeooo:rsid="00e06261" style:font-weight-asian="normal" style:font-weight-complex="normal"/>
    </style:style>
    <style:style style:name="T36" style:family="text">
      <style:text-properties fo:font-weight="normal" officeooo:rsid="00f142ba" style:font-weight-asian="normal" style:font-weight-complex="normal"/>
    </style:style>
    <style:style style:name="T37" style:family="text">
      <style:text-properties fo:font-weight="normal" officeooo:rsid="00f1c5df" style:font-weight-asian="normal" style:font-weight-complex="normal"/>
    </style:style>
    <style:style style:name="T38" style:family="text">
      <style:text-properties text:display="none"/>
    </style:style>
    <style:style style:name="T39" style:family="text">
      <style:text-properties officeooo:rsid="00cf5dd5"/>
    </style:style>
    <style:style style:name="T40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dbd0eb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5" style:family="text">
      <style:text-properties officeooo:rsid="00ee1c7b"/>
    </style:style>
    <style:style style:name="T56" style:family="text">
      <style:text-properties officeooo:rsid="00f1c5df"/>
    </style:style>
    <style:style style:name="T57" style:family="text">
      <style:text-properties officeooo:rsid="0059114e"/>
    </style:style>
    <style:style style:name="T58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3948334000528"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 table:style-name="TableLine93948334303184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1"><text:span text:style-name="T6">TD</text:span><text:span text:style-name="T7">6</text:span><text:span text:style-name="T9"> – </text:span><text:span text:style-name="T10">Filtrage du signal</text:span></text:p>
      <text:h text:style-name="P40" text:outline-level="1">Étude du filtre</text:h>
      <text:p text:style-name="P28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28"><draw:frame draw:style-name="fr2" draw:name="Cadre1" text:anchor-type="paragraph" svg:x="-0.9cm" svg:y="0.141cm" svg:width="10.167cm" draw:z-index="1"><draw:text-box fo:min-height="5.272cm"><text:p text:style-name="P22"><draw:frame draw:style-name="fr8" draw:name="Objet1" text:anchor-type="as-char" svg:width="10.165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39">Relevé de la c</text:span>ourbe <text:span text:style-name="T39">de la jauge </text:span>O </text:p></draw:text-box></draw:frame><draw:frame draw:style-name="fr1" draw:name="Cadre2" text:anchor-type="paragraph" svg:x="8.461cm" svg:y="0.141cm" svg:width="9.52cm" style:rel-width="56%" draw:z-index="3"><draw:text-box fo:min-height="5.29cm"><text:p text:style-name="P22"><draw:frame draw:style-name="fr8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8"><text:line-break/></text:span>Courbe théorique <text:span text:style-name="T39">attendue</text:span></text:p></draw:text-box></draw:frame><text:s text:c="30"/></text:p>
      <text:p text:style-name="P26"><text:span text:style-name="T32"><text:s/></text:span><text:span text:style-name="T33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2"><draw:frame draw:style-name="fr3" draw:name="Image4" text:anchor-type="paragraph" svg:width="17cm" svg:height="2.057cm" draw:z-index="5"><draw:image xlink:href="Pictures/100000000000048D0000008D1DD89292B50459B7.png" xlink:type="simple" xlink:show="embed" xlink:actuate="onLoad" draw:mime-type="image/png"/></draw:frame><text:span text:style-name="T17">Le filtre à mettre en place doit laisser passer l</text:span><text:span text:style-name="T19">es</text:span><text:span text:style-name="T17"> fréquence</text:span><text:span text:style-name="T19">s</text:span><text:span text:style-name="T17"> <text:s/>inférieure</text:span><text:span text:style-name="T19">s</text:span><text:span text:style-name="T17"> <text:s/>à 33 Hz correspondant à la vitesse maximale du moteur </text:span><text:span text:style-name="T18">et supprimer les fréquences supérieures induites par l’accouplement élastique estimé d’après le relevé à 3 fois la fréquence de rotation.</text:span></text:p>
      <text:p text:style-name="P14">Quel type de filtre convient pour résoudre ce problème ?</text:p>
      <text:p text:style-name="P13"><text:span text:style-name="T18">La plage de mesure est déterminée entre 1000 et 2000 tr.m</text:span><text:span text:style-name="T30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48334760336">
          <table:table-cell table:style-name="Tableau2.A1" office:value-type="string">
            <text:p text:style-name="P10">Vitesse de rotation en tr.m<text:span text:style-name="T29">-1</text:span></text:p>
          </table:table-cell>
          <table:table-cell table:style-name="Tableau2.A1" office:value-type="string">
            <text:p text:style-name="P10">Fréquence en Hz</text:p>
          </table:table-cell>
          <table:table-cell table:style-name="Tableau2.C1" office:value-type="string">
            <text:p text:style-name="P10">Fréquence parasite en Hz</text:p>
          </table:table-cell>
        </table:table-row>
        <table:table-row table:style-name="TableLine93948334675376">
          <table:table-cell table:style-name="Tableau2.A2" office:value-type="string">
            <text:p text:style-name="P9">1000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 table:style-name="TableLine93948334677312">
          <table:table-cell table:style-name="Tableau2.A2" office:value-type="string">
            <text:p text:style-name="P9">1200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 table:style-name="TableLine93948332752832">
          <table:table-cell table:style-name="Tableau2.A2" office:value-type="string">
            <text:p text:style-name="P9">1500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 table:style-name="TableLine93948334685712">
          <table:table-cell table:style-name="Tableau2.A2" office:value-type="string">
            <text:p text:style-name="P9">1800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 table:style-name="TableLine93948334670080">
          <table:table-cell table:style-name="Tableau2.A2" office:value-type="string">
            <text:p text:style-name="P9">2000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</table:table>
      <text:p text:style-name="P16">Pour résoudre le problème, on propose une structure de filtre de second ordre composée de 2 cellules RC.</text:p>
      <text:p text:style-name="P15"><draw:g text:anchor-type="paragraph" draw:z-index="8" draw:name="Forme4" draw:style-name="gr1"><draw:g draw:style-name="gr2"><draw:line draw:style-name="gr3" draw:text-style-name="P48" svg:x1="3.765cm" svg:y1="0.818cm" svg:x2="3.765cm" svg:y2="3.583cm"><text:p/></draw:line><draw:line draw:style-name="gr4" draw:text-style-name="P48" svg:x1="8.322cm" svg:y1="3.521cm" svg:x2="8.322cm" svg:y2="0.835cm"><text:p/></draw:line><draw:frame draw:style-name="gr5" draw:text-style-name="P50" svg:width="1.149cm" svg:height="0.84cm" svg:x="8.323cm" svg:y="1.739cm"><draw:text-box><text:p text:style-name="P49"><text:span text:style-name="T58">v</text:span><text:span text:style-name="T59">S</text:span></text:p></draw:text-box></draw:frame><draw:rect draw:style-name="gr6" draw:text-style-name="P51" svg:width="0.253cm" svg:height="0.659cm" draw:transform="rotate (-1.5707963267949) translate (4.09398611111111cm 2.07433333333333cm)"><text:p/></draw:rect><draw:line draw:style-name="gr3" draw:text-style-name="P48" svg:x1="0.485cm" svg:y1="0.819cm" svg:x2="7.965cm" svg:y2="0.819cm"><text:p/></draw:line><draw:rect draw:style-name="gr7" draw:text-style-name="P51" svg:width="1.969cm" svg:height="0.503cm" svg:x="1.308cm" svg:y="0.568cm"><text:p/></draw:rect><draw:frame draw:style-name="gr8" draw:text-style-name="P50" svg:width="1.315cm" svg:height="0.74cm" svg:x="1.965cm" svg:y="-0.06cm"><draw:text-box><text:p text:style-name="P49"><text:span text:style-name="T60">R</text:span></text:p></draw:text-box></draw:frame><draw:frame draw:style-name="gr8" draw:text-style-name="P50" svg:width="1.311cm" svg:height="0.74cm" svg:x="2.293cm" svg:y="1.88cm"><draw:text-box><text:p text:style-name="P49"><text:span text:style-name="T60">C</text:span></text:p></draw:text-box></draw:frame><draw:line draw:style-name="gr3" draw:text-style-name="P48" svg:x1="7.936cm" svg:y1="3.575cm" svg:x2="0.565cm" svg:y2="3.582cm"><text:p/></draw:line><draw:line draw:style-name="gr3" draw:text-style-name="P48" svg:x1="3.272cm" svg:y1="2.075cm" svg:x2="4.256cm" svg:y2="2.075cm"><text:p/></draw:line><draw:line draw:style-name="gr3" draw:text-style-name="P48" svg:x1="3.272cm" svg:y1="2.328cm" svg:x2="4.256cm" svg:y2="2.328cm"><text:p/></draw:line><draw:line draw:style-name="gr3" draw:text-style-name="P48" svg:x1="7.498cm" svg:y1="0.829cm" svg:x2="7.498cm" svg:y2="3.594cm"><text:p/></draw:line><draw:rect draw:style-name="gr6" draw:text-style-name="P51" svg:width="0.253cm" svg:height="0.657cm" draw:transform="rotate (-1.5707963267949) translate (7.82461111111111cm 2.08668055555556cm)"><text:p/></draw:rect><draw:rect draw:style-name="gr7" draw:text-style-name="P51" svg:width="1.969cm" svg:height="0.503cm" svg:x="5.039cm" svg:y="0.577cm"><text:p/></draw:rect><draw:frame draw:style-name="gr8" draw:text-style-name="P50" svg:width="1.313cm" svg:height="0.74cm" svg:x="5.695cm" svg:y="-0.051cm"><draw:text-box><text:p text:style-name="P49"><text:span text:style-name="T60">R</text:span></text:p></draw:text-box></draw:frame><draw:frame draw:style-name="gr8" draw:text-style-name="P50" svg:width="1.311cm" svg:height="0.74cm" svg:x="6.023cm" svg:y="1.887cm"><draw:text-box><text:p text:style-name="P49"><text:span text:style-name="T60">C</text:span></text:p></draw:text-box></draw:frame><draw:line draw:style-name="gr3" draw:text-style-name="P48" svg:x1="7.007cm" svg:y1="2.086cm" svg:x2="7.991cm" svg:y2="2.086cm"><text:p/></draw:line><draw:line draw:style-name="gr3" draw:text-style-name="P48" svg:x1="7.007cm" svg:y1="2.335cm" svg:x2="7.991cm" svg:y2="2.335cm"><text:p/></draw:line><draw:line draw:style-name="gr4" draw:text-style-name="P48" svg:x1="0.154cm" svg:y1="3.525cm" svg:x2="0.154cm" svg:y2="0.839cm"><text:p/></draw:line></draw:g><draw:line draw:style-name="gr4" draw:text-style-name="P48" svg:x1="4.408cm" svg:y1="3.503cm" svg:x2="4.408cm" svg:y2="1.012cm"><text:p/></draw:line><draw:frame draw:style-name="gr5" draw:text-style-name="P50" svg:width="1.149cm" svg:height="0.84cm" svg:x="4.408cm" svg:y="1.757cm"><draw:text-box><text:p text:style-name="P49"><text:span text:style-name="T58">v</text:span><text:span text:style-name="T59">i</text:span></text:p></draw:text-box></draw:frame></draw:g><text:s text:c="57"/></text:p>
      <text:p text:style-name="P23"><draw:frame text:anchor-type="paragraph" draw:z-index="6" draw:name="Forme2" draw:style-name="gr10" draw:text-style-name="P50" svg:width="1.19cm" svg:height="0.74cm" svg:x="2.641cm" svg:y="0.247cm"><draw:text-box><text:p text:style-name="P49"><text:span text:style-name="T60">R</text:span></text:p></draw:text-box></draw:frame><text:span text:style-name="T20"><text:s text:c="101"/>Pour rappel, </text:span><text:span text:style-name="T20"><draw:frame draw:style-name="fr5" draw:name="Objet3" text:anchor-type="as-char" svg:width="1.953cm" svg:height="0.965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"><text:s text:c="2"/></text:span></text:p>
      <text:p text:style-name="P23"><draw:frame text:anchor-type="paragraph" draw:z-index="7" draw:name="Forme3" draw:style-name="gr9" draw:text-style-name="P50" svg:width="1.149cm" svg:height="0.842cm" svg:x="-0.734cm" svg:y="0.023cm"><draw:text-box><text:p text:style-name="P49"><text:span text:style-name="T58">v</text:span><text:span text:style-name="T59">E</text:span></text:p></draw:text-box></draw:frame>On prendra : <text:s/><draw:frame draw:style-name="fr7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0"> </text:span><text:span text:style-name="T20"><draw:frame draw:style-name="fr5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s/></text:span></text:p>
      <text:p text:style-name="P17"/>
      <text:p text:style-name="P17"/>
      <text:list xml:id="list1704579623" text:style-name="L1">
        <text:list-item>
          <text:p text:style-name="P42"><text:span text:style-name="T21">Quelle </text:span><text:span text:style-name="T22">est </text:span><text:span text:style-name="T21">la nature de ce filtre ? </text:span></text:p>
        </text:list-item>
        <text:list-item>
          <text:p text:style-name="P42">Calculer sa fréquence de coupure.</text:p>
        </text:list-item>
        <text:list-item>
          <text:p text:style-name="P43">Cela est-il suffisant pour résoudre le problème ? </text:p>
        </text:list-item>
      </text:list>
      <text:p text:style-name="P24"><text:span text:style-name="T41">Pour rappel, le gain G exprimé en dB est donné par :</text:span> <text:s text:c="2"/><draw:frame draw:style-name="fr6" draw:name="Objet19" text:anchor-type="as-char" svg:y="-0.683cm" svg:width="2.865cm" svg:height="1.12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0"><draw:frame draw:style-name="fr6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6" draw:name="Objet21" text:anchor-type="as-char" svg:y="-0.377cm" svg:width="0.686cm" svg:height="0.53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25"><text:span text:style-name="T27">T</text:span><text:span text:style-name="T43">racer, à l'aide d'un tableur, le diagramme de Bode (gain en dB et phase en degré) </text:span><text:span text:style-name="T49">du filtre</text:span><text:span text:style-name="T43">.</text:span><text:span text:style-name="T45"> </text:span></text:p>
      <text:p text:style-name="P19"><text:span text:style-name="T54">Conseil pour réaliser les mesures</text:span><text:span text:style-name="T52"> </text:span><text:span text:style-name="T53">:</text:span><text:span text:style-name="T44"> </text:span><text:span text:style-name="T45">Le</text:span><text:span text:style-name="T44">s tensions </text:span><text:span text:style-name="T47">efficaces </text:span><text:span text:style-name="T45">seront mesurées avec le multimètre et le déphasage avec </text:span><text:span text:style-name="T47">l’</text:span><text:span text:style-name="T45">oscilloscope. </text:span><text:span text:style-name="T42">On prendra davantage de mesures pour les fréquences comprises entre 0 et 50Hz et il sera inutile de dépasser la fréquence de 100Hz.</text:span> </text:p>
      <text:p text:style-name="P32"><text:span text:style-name="T42">En </text:span><text:span text:style-name="T48">déduire la courbe de tendance seulement sur</text:span><text:span text:style-name="T42"> les parties de courbe donnant le gain ou la phase en fonction de la fréquence pour des valeurs </text:span><text:span text:style-name="T42"><draw:frame draw:style-name="fr6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2"><text:s/>.</text:span></text:p>
      <text:p text:style-name="P32"><text:span text:style-name="T49">M</text:span><text:span text:style-name="T42">odéliser chaque tracé par une droite (ou le modèle le plus adapté) et donner les équations des droites</text:span><text:span text:style-name="T42"><draw:frame draw:style-name="fr6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0">et</text:span><text:span text:style-name="T42"> <text:s/></text:span><text:span text:style-name="T42"><draw:frame draw:style-name="fr5" draw:name="Objet5" text:anchor-type="as-char" svg:width="0.811cm" svg:height="0.49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2">. </text:span><text:s/></text:p>
      <text:p text:style-name="P32"/>
      <text:p text:style-name="P27"><text:s text:c="83"/></text:p>
      <text:h text:style-name="P41" text:outline-level="1">Compensation <text:span text:style-name="T55">logicielle </text:span>du filtre</text:h>
      <text:p text:style-name="P18"><text:span text:style-name="T42">Le signal utile ayant subi une atténuation, nous souhaitons que le </text:span><text:span text:style-name="T23">l</text:span><text:span text:style-name="T24">ogiciel d’affichage des courbes</text:span><text:span text:style-name="T42"> soit capable d'annuler cette atténuation. Ainsi chaque valeur lue sur la carte d'acquisition sera modifiée par programme en fonction de la fréquence de rotation de l'équilibreuse. Ceci reviendrait à avoir un gain global (</text:span><text:span text:style-name="T47">atténuation</text:span><text:span text:style-name="T42"> de filtre + gain du programme) nul.</text:span></text:p>
      <text:p text:style-name="P20"><text:span text:style-name="T46">Si on considère que le conditionneur </text:span><text:span text:style-name="T47">est</text:span><text:span text:style-name="T46"> réglé </text:span><text:span text:style-name="T25">a</text:span><text:span text:style-name="T26">fin d’</text:span><text:span text:style-name="T46">obtenir </text:span><text:span text:style-name="T28">une tension de calibrage de 10 Volts pour la capacité maximale de la jauge.</text:span><text:span text:style-name="T46"> </text:span><text:span text:style-name="T51">Complétez </text:span><text:span text:style-name="T46">la formule </text:span><text:span text:style-name="T51">obtenue lors du TD5 </text:span><text:span text:style-name="T46">pour tenir compte de l’atténuation engendrée par le filtre. Détaillez la formule </text:span><text:span text:style-name="T47">complète </text:span><text:span text:style-name="T46">de calcul, elle servira pour le codage du programme.</text:span></text:p>
      <text:p text:style-name="P21"><text:span text:style-name="T42">De la même manière, le signal utile étant déphasé, <text:s/></text:span><text:span text:style-name="T47">expliquez comment procéder pour annuler le retard induit par le filtre. D</text:span><text:span text:style-name="T46">onnez la formule </text:span><text:span text:style-name="T47">complète permettant</text:span><text:span text:style-name="T46"> <text:s/></text:span><text:span text:style-name="T47">cette correction</text:span><text:span text:style-name="T32"> </text:span><text:span text:style-name="T34">en tenant compte </text:span><text:span text:style-name="T35">également </text:span><text:span text:style-name="T34">du décalage de l’origine </text:span><text:span text:style-name="T37">prévu lors du TD5</text:span><text:span text:style-name="T34">.</text:span></text:p>
      <text:p text:style-name="P29">Le simulateur ESP32 génère deux courbes en phase de même amplitude :</text:p>
      <text:list xml:id="list1843079891" text:style-name="L2">
        <text:list-item>
          <text:p text:style-name="P44">Une première courbe correspond à la courbe attendue. <text:span text:style-name="T56">L</text:span>e signal ne passe pas dans le module de filtrage. </text:p>
        </text:list-item>
        <text:list-item>
          <text:p text:style-name="P44">La seconde courbe est bruitée logiciellement, puis filtrée avec le filtre analogique de la carte. </text:p>
        </text:list-item>
      </text:list>
      <text:p text:style-name="P47"><text:span text:style-name="T31">Configurez le simulateur pour obtenir les courbes décrite ci-dessus.</text:span></text:p>
      <text:p text:style-name="P38"><text:span text:style-name="T31">Modifiez le programme pour </text:span><text:span text:style-name="T36">la courbe filtrée afin de</text:span><text:span text:style-name="T31"> pouvoir </text:span><text:span text:style-name="T36">l’</text:span><text:span text:style-name="T31">afficher en </text:span><text:span text:style-name="T16">c</text:span><text:span text:style-name="T31">ompensant l’atténuation et le déphasage engendré par le filtre. </text:span><text:span text:style-name="T36">Pour la première courbe, vous tiendrez uniquement compte du décalage à l’origine et de la tension de calibrage du conditionneur. Pour cette courbe, c’est l’attendu du TD5.</text:span></text:p>
      <text:p text:style-name="P45"/>
      <text:p text:style-name="P39"><text:span text:style-name="T36">P</text:span><text:span text:style-name="T31">our rappel :</text:span></text:p>
      <text:p text:style-name="P4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3948334961600">
          <table:table-cell table:style-name="Tableau8.A1" office:value-type="string">
            <text:p text:style-name="P33">Boutons</text:p>
          </table:table-cell>
          <table:table-cell table:style-name="Tableau8.A1" office:value-type="string">
            <text:p text:style-name="P34">Description</text:p>
          </table:table-cell>
          <table:table-cell table:style-name="Tableau8.C1" table:number-columns-spanned="2" office:value-type="string">
            <text:p text:style-name="P33">LEDs</text:p>
          </table:table-cell>
          <table:covered-table-cell/>
        </table:table-row>
        <table:table-row table:style-name="TableLine93948335370576">
          <table:table-cell table:style-name="Tableau8.A2" table:number-rows-spanned="2" office:value-type="string">
            <text:p text:style-name="P33">BP1</text:p>
          </table:table-cell>
          <table:table-cell table:style-name="Tableau8.B8" office:value-type="string">
            <text:p text:style-name="P37">Injection d’un signal bruité sur la courbe A </text:p>
          </table:table-cell>
          <table:table-cell table:style-name="Tableau8.A2" table:number-rows-spanned="2" office:value-type="string">
            <text:p text:style-name="P35">1</text:p>
          </table:table-cell>
          <table:table-cell table:style-name="Tableau8.D2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6">Courbe A <text:span text:style-name="T57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35">ON</text:p>
          </table:table-cell>
        </table:table-row>
        <table:table-row table:style-name="TableLine93948335375136">
          <table:table-cell table:style-name="Tableau8.A2" table:number-rows-spanned="2" office:value-type="string">
            <text:p text:style-name="P33">BP2</text:p>
          </table:table-cell>
          <table:table-cell table:style-name="Tableau8.B8" office:value-type="string">
            <text:p text:style-name="P37">Injection d’un signal bruité sur la courbe O </text:p>
          </table:table-cell>
          <table:table-cell table:style-name="Tableau8.A2" table:number-rows-spanned="2" office:value-type="string">
            <text:p text:style-name="P35"><text:s text:c="2"/>2</text:p>
          </table:table-cell>
          <table:table-cell table:style-name="Tableau8.D4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7">Courbe O <text:span text:style-name="T57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35">ON</text:p>
          </table:table-cell>
        </table:table-row>
        <table:table-row table:style-name="TableLine93948335379552">
          <table:table-cell table:style-name="Tableau8.A2" table:number-rows-spanned="2" office:value-type="string">
            <text:p text:style-name="P33">BP3</text:p>
          </table:table-cell>
          <table:table-cell table:style-name="Tableau8.B8" office:value-type="string">
            <text:p text:style-name="P37">Courbe A et O déphasées de 180° (fonctionnement normal)</text:p>
          </table:table-cell>
          <table:table-cell table:style-name="Tableau8.A2" table:number-rows-spanned="2" office:value-type="string">
            <text:p text:style-name="P35">3 <text:s text:c="5"/></text:p>
          </table:table-cell>
          <table:table-cell table:style-name="Tableau8.D6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37">Courbe A et O en phase</text:p>
          </table:table-cell>
          <table:covered-table-cell table:style-name="Tableau8.A2"/>
          <table:table-cell table:style-name="Tableau8.D7" office:value-type="string">
            <text:p text:style-name="P35">ON</text:p>
          </table:table-cell>
        </table:table-row>
        <table:table-row table:style-name="TableLine93948335383792">
          <table:table-cell table:style-name="Tableau8.A2" table:number-rows-spanned="2" office:value-type="string">
            <text:p text:style-name="P33">BP4</text:p>
          </table:table-cell>
          <table:table-cell table:style-name="Tableau8.B8" office:value-type="string">
            <text:p text:style-name="P37">Amplitude réduite courbe O (fonctionnement normal)</text:p>
          </table:table-cell>
          <table:table-cell table:style-name="Tableau8.A2" table:number-rows-spanned="2" office:value-type="string">
            <text:p text:style-name="P35">4</text:p>
          </table:table-cell>
          <table:table-cell table:style-name="Tableau8.D8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37">Même amplitude sur les Courbes A et O</text:p>
          </table:table-cell>
          <table:covered-table-cell table:style-name="Tableau8.A2"/>
          <table:table-cell table:style-name="Tableau8.D9" office:value-type="string">
            <text:p text:style-name="P35">ON</text:p>
          </table:table-cell>
        </table:table-row>
      </table:table>
      <text:p text:style-name="P31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f56613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ae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6-202</text:span><text:span text:style-name="MT2">2</text:span><text:tab/>Préparation E5.2 – Équilibreuse<text:tab/>Page <text:page-number text:select-page="current">3</text:page-number>/<text:page-count>3</text:page-count></text:p>
      </style:footer>
      <style:footer-first>
        <text:p text:style-name="MP3"><text:span text:style-name="MT4">TD6 - 202</text:span><text:span text:style-name="MT5">1</text:span><text:tab/>Préparation E5.2 – Équilibreuse<text:tab/>Page <text:page-number text:select-page="current">1</text:page-number>/<text:page-count>3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9H33M17S</meta:editing-duration>
    <meta:editing-cycles>70</meta:editing-cycles>
    <meta:generator>LibreOffice/7.3.5.2$Linux_X86_64 LibreOffice_project/30$Build-2</meta:generator>
    <dc:title>USB uDIO Series</dc:title>
    <meta:initial-creator>Jan Zwiegers</meta:initial-creator>
    <dc:date>2022-12-07T09:49:08.333953771</dc:date>
    <meta:document-statistic meta:table-count="3" meta:image-count="2" meta:object-count="11" meta:page-count="3" meta:paragraph-count="75" meta:word-count="706" meta:character-count="4612" meta:non-whitespace-character-count="355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7cm">
          <chart:coordinate-region svg:x="0.744cm" svg:y="0.259cm" svg:width="8.033cm" svg:height="3.68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4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n>1</mn>
        <mrow>
          <mn>2</mn>
          <mi mathvariant="italic">πRC</mi>
        </mrow>
      </mfrac>
    </mrow>
    <annotation encoding="StarMath 5.0">{f} rsub {c} = {1} over {2 πRC}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